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2" style:family="paragraph" style:parent-style-name="Standard">
      <style:paragraph-properties style:text-autospace="none"/>
      <style:text-properties style:font-name="Times New Roman" fo:font-size="14pt" fo:language="fr" fo:country="FR" style:font-name-asian="Courier New" style:font-size-asian="14pt" style:font-name-complex="Courier New" style:font-size-complex="14pt"/>
    </style:style>
    <style:style style:name="P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 style:list-style-name="L1">
      <style:paragraph-properties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5" style:family="paragraph" style:parent-style-name="Standard" style:list-style-name="L2">
      <style:paragraph-properties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 style:list-style-name="L3">
      <style:paragraph-properties style:text-autospace="none"/>
    </style:style>
    <style:style style:name="T1" style:family="text">
      <style:text-properties style:font-name="Times New Roman" fo:font-size="12pt" fo:language="fr" fo:country="FR" style:font-name-asian="Courier New" style:font-size-asian="12pt" style:font-name-complex="Courier New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tit Manuel de Git</text:p>
      <text:p text:style-name="P2">Pour initialiser Git à partir de rien :</text:p>
      <text:list xml:id="list6928875815744939282" text:style-name="L1">
        <text:list-item>
          <text:p text:style-name="P4">installer Git</text:p>
        </text:list-item>
        <text:list-item>
          <text:p text:style-name="P4">mkdir dossier</text:p>
        </text:list-item>
        <text:list-item>
          <text:p text:style-name="P4">git clone (adresse clone à droite du repository sur le site de Git)</text:p>
        </text:list-item>
        <text:list-item>
          <text:p text:style-name="P4">git status pour checker</text:p>
        </text:list-item>
      </text:list>
      <text:p text:style-name="P1"/>
      <text:p text:style-name="P2">Pour bosser sur Git :</text:p>
      <text:list xml:id="list5651978851884956322" text:style-name="L2">
        <text:list-item>
          <text:p text:style-name="P5">git pull pour récupérer la merde des autres</text:p>
        </text:list-item>
        <text:list-item>
          <text:p text:style-name="P5">git add (nom fichier)</text:p>
        </text:list-item>
        <text:list-item>
          <text:p text:style-name="P5">git commit -m "le nom de mon commit"</text:p>
        </text:list-item>
        <text:list-item>
          <text:p text:style-name="P5">git push origin master / git push</text:p>
        </text:list-item>
        <text:list-item>
          <text:p text:style-name="P5">git push (nom fichier)</text:p>
        </text:list-item>
      </text:list>
      <text:p text:style-name="P1"/>
      <text:p text:style-name="P7"><text:span text:style-name="T1">For Prateek :</text:span></text:p>
      <text:list xml:id="list939292724546680474" text:style-name="L3">
        <text:list-item>
          <text:p text:style-name="P8"><text:span text:style-name="T1">Git pull origin master (to get all changes)</text:span></text:p>
        </text:list-item>
        <text:list-item>
          <text:p text:style-name="P8"><text:span text:style-name="T1">git add –all (to add the new files)</text:span></text:p>
        </text:list-item>
        <text:list-item>
          <text:p text:style-name="P8"><text:span text:style-name="T1">git commit -m "message" (to commit the message)</text:span></text:p>
        </text:list-item>
        <text:list-item>
          <text:p text:style-name="P8"><text:span text:style-name="T1">git push origin master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39:22.49</meta:creation-date>
    <dc:date>2014-10-12T16:27:58.88</dc:date>
    <dc:creator>Dan </dc:creator>
    <meta:editing-duration>PT4M9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17" meta:word-count="113" meta:character-count="523"/>
  </office:meta>
</office:document-meta>
</file>